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7313in" style:rel-column-width="16383*"/>
    </style:style>
    <style:style style:name="Table1.D" style:family="table-column">
      <style:table-column-properties style:column-width="1.7313in" style:rel-column-width="16386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officeooo:rsid="0006d709" officeooo:paragraph-rsid="0006d709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Standard">
      <style:paragraph-properties fo:text-align="start" style:justify-single-word="false"/>
      <style:text-properties fo:color="#000000" fo:font-size="11pt" fo:font-weight="normal" officeooo:rsid="00087add" officeooo:paragraph-rsid="00087add" style:font-size-asian="9.60000038146973pt" style:font-weight-asian="normal" style:font-size-complex="11pt" style:font-weight-complex="normal"/>
    </style:style>
    <style:style style:name="P4" style:family="paragraph" style:parent-style-name="Standard" style:list-style-name="L4">
      <style:paragraph-properties fo:text-align="start" style:justify-single-word="false"/>
      <style:text-properties fo:color="#000000" fo:font-size="11pt" fo:font-weight="normal" officeooo:rsid="00087add" officeooo:paragraph-rsid="00087add" style:font-size-asian="9.60000038146973pt" style:font-weight-asian="normal" style:font-size-complex="11pt" style:font-weight-complex="normal"/>
    </style:style>
    <style:style style:name="P5" style:family="paragraph" style:parent-style-name="Standard">
      <style:paragraph-properties fo:text-align="start" style:justify-single-word="false"/>
      <style:text-properties fo:color="#000000" fo:font-size="11pt" fo:font-weight="normal" officeooo:rsid="00094e7c" officeooo:paragraph-rsid="00087add" style:font-size-asian="11pt" style:font-weight-asian="normal" style:font-size-complex="11pt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000000" fo:font-size="11pt" fo:font-weight="normal" officeooo:rsid="00087add" officeooo:paragraph-rsid="00087add" style:font-size-asian="11pt" style:font-weight-asian="normal" style:font-size-complex="11pt" style:font-weight-complex="normal"/>
    </style:style>
    <style:style style:name="P7" style:family="paragraph" style:parent-style-name="Standard">
      <style:paragraph-properties fo:text-align="center" style:justify-single-word="false"/>
      <style:text-properties fo:color="#004586" fo:font-size="16pt" fo:font-weight="bold" officeooo:rsid="00034d1a" officeooo:paragraph-rsid="00087add" style:font-size-asian="16pt" style:font-weight-asian="bold" style:font-size-complex="16pt" style:font-weight-complex="bold"/>
    </style:style>
    <style:style style:name="P8" style:family="paragraph" style:parent-style-name="Standard">
      <style:paragraph-properties fo:text-align="center" style:justify-single-word="false"/>
      <style:text-properties fo:color="#004586" fo:font-size="12pt" fo:font-weight="normal" officeooo:rsid="00034d1a" officeooo:paragraph-rsid="00087add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004586" fo:font-size="14pt" fo:font-weight="normal" officeooo:rsid="00034d1a" officeooo:paragraph-rsid="00087add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004586" fo:font-size="14pt" fo:font-weight="normal" officeooo:rsid="0006e805" officeooo:paragraph-rsid="00087add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004586" fo:font-size="14pt" fo:font-weight="normal" officeooo:rsid="00087add" officeooo:paragraph-rsid="00087add" style:font-size-asian="14pt" style:font-weight-asian="normal" style:font-size-complex="14pt" style:font-weight-complex="normal"/>
    </style:style>
    <style:style style:name="P12" style:family="paragraph" style:parent-style-name="Standard">
      <style:text-properties officeooo:rsid="00087add" officeooo:paragraph-rsid="00087add"/>
    </style:style>
    <style:style style:name="T1" style:family="text">
      <style:text-properties style:text-position="super 58%" officeooo:rsid="00087add"/>
    </style:style>
    <style:style style:name="T2" style:family="text">
      <style:text-properties officeooo:rsid="00087ad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ext:p text:style-name="Text_20_body"/>
      <text:p text:style-name="P7">Weekly Report(Up until <text:span text:style-name="T2">14</text:span><text:span text:style-name="T1">th</text:span> <text:span text:style-name="T2">January</text:span>, 2015)</text:p>
      <text:p text:style-name="P8">Anirudh Tiwari</text:p>
      <text:p text:style-name="P8"/>
      <text:p text:style-name="P8"/>
      <text:p text:style-name="P9">Work Done</text:p>
      <text:p text:style-name="P6">Up until last time, I came up with my own data set. The current task was to test my method of finding the number of domains on this new data set.</text:p>
      <text:p text:style-name="P5"/>
      <text:p text:style-name="P11">Steps</text:p>
      <text:p text:style-name="P3">The following steps were used to calculate the number of domains.</text:p>
      <text:list xml:id="list6362158891768300043" text:style-name="L4">
        <text:list-item>
          <text:p text:style-name="P4">Each of the chain was step-by-step split into 2 to 6 domains(using k-means).</text:p>
        </text:list-item>
        <text:list-item>
          <text:p text:style-name="P4">For each of the split, the Interaction energy was calculated and based on the values(calculated previously) the chain was assigned the domain based on it's length and the interaction energy. </text:p>
        </text:list-item>
      </text:list>
      <text:p text:style-name="P3"/>
      <text:p text:style-name="P10">Results</text:p>
      <text:p text:style-name="P3">Following are the results that were obtained. </text:p>
      <text:p text:style-name="P3"/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Contiguous</text:p>
          </table:table-cell>
          <table:table-cell table:style-name="Table1.A1" office:value-type="string">
            <text:p text:style-name="P1">Non-Contiguous</text:p>
          </table:table-cell>
          <table:table-cell table:style-name="Table1.D1" office:value-type="string">
            <text:p text:style-name="P1">Total</text:p>
          </table:table-cell>
        </table:table-row>
        <table:table-row>
          <table:table-cell table:style-name="Table1.A2" office:value-type="string">
            <text:p text:style-name="P1">1 Domain Chains</text:p>
          </table:table-cell>
          <table:table-cell table:style-name="Table1.A2" office:value-type="string">
            <text:p text:style-name="P1">575/677</text:p>
          </table:table-cell>
          <table:table-cell table:style-name="Table1.A2" office:value-type="string">
            <text:p text:style-name="P2">-</text:p>
          </table:table-cell>
          <table:table-cell table:style-name="Table1.D2" office:value-type="string">
            <text:p text:style-name="P1">575/677(85%)</text:p>
          </table:table-cell>
        </table:table-row>
        <table:table-row>
          <table:table-cell table:style-name="Table1.A2" office:value-type="string">
            <text:p text:style-name="P1">2 Domain Chains</text:p>
          </table:table-cell>
          <table:table-cell table:style-name="Table1.A2" office:value-type="string">
            <text:p text:style-name="P1">48/118</text:p>
          </table:table-cell>
          <table:table-cell table:style-name="Table1.A2" office:value-type="string">
            <text:p text:style-name="P1">16/29</text:p>
          </table:table-cell>
          <table:table-cell table:style-name="Table1.D2" office:value-type="string">
            <text:p text:style-name="P1">64/147(43.5%)</text:p>
          </table:table-cell>
        </table:table-row>
        <table:table-row>
          <table:table-cell table:style-name="Table1.A2" office:value-type="string">
            <text:p text:style-name="P1">3 Domain Chains</text:p>
          </table:table-cell>
          <table:table-cell table:style-name="Table1.A2" office:value-type="string">
            <text:p text:style-name="P1">8/28</text:p>
          </table:table-cell>
          <table:table-cell table:style-name="Table1.A2" office:value-type="string">
            <text:p text:style-name="P1">11/23</text:p>
          </table:table-cell>
          <table:table-cell table:style-name="Table1.D2" office:value-type="string">
            <text:p text:style-name="P1">19/51(37.25%)</text:p>
          </table:table-cell>
        </table:table-row>
      </table:table>
      <text:p text:style-name="Standard"/>
      <text:p text:style-name="Standard"/>
      <text:p text:style-name="P12">As it can be clearly seen, apart from classifying single domains from multi-domains, the program performed quite poorly. </text:p>
      <text:p text:style-name="P12"/>
      <text:p text:style-name="P12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>
      <style:text-properties fo:font-size="11pt" fo:font-weight="normal" style:font-size-asian="9.60000038146973pt" style:font-weight-asian="normal" style:font-size-complex="11pt" style:font-weight-complex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2T14:21:32.937596177</meta:creation-date>
    <dc:date>2016-01-14T06:16:32.426921070</dc:date>
    <meta:editing-duration>PT1H37M39S</meta:editing-duration>
    <meta:editing-cycles>2</meta:editing-cycles>
    <meta:generator>LibreOffice/4.4.5.2$Linux_X86_64 LibreOffice_project/40$Build-2</meta:generator>
    <meta:document-statistic meta:table-count="1" meta:image-count="0" meta:object-count="0" meta:page-count="1" meta:paragraph-count="26" meta:word-count="145" meta:character-count="865" meta:non-whitespace-character-count="745"/>
  </office:meta>
</office:document-meta>
</file>